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2">#include &lt;stdio.h&gt;</text:p>
      <text:p text:style-name="P2">int stack[20];</text:p>
      <text:p text:style-name="P2">int top=-1,max;</text:p>
      <text:p text:style-name="P2">void push()</text:p>
      <text:p text:style-name="P2">{</text:p>
      <text:p text:style-name="P2"><text:s text:c="4"/>if(top&lt;max-1)</text:p>
      <text:p text:style-name="P2"><text:s text:c="4"/>{</text:p>
      <text:p text:style-name="P2"><text:s text:c="8"/>printf("Enter the element : ");</text:p>
      <text:p text:style-name="P2"><text:s text:c="8"/>top=top+1;</text:p>
      <text:p text:style-name="P2"><text:s text:c="8"/>scanf("%d",&amp;stack[top]);</text:p>
      <text:p text:style-name="P2"><text:s text:c="4"/>}</text:p>
      <text:p text:style-name="P2"><text:s text:c="4"/>else</text:p>
      <text:p text:style-name="P2"><text:s text:c="8"/>printf("Stack overflow");</text:p>
      <text:p text:style-name="P2">}</text:p>
      <text:p text:style-name="P2">void pop()</text:p>
      <text:p text:style-name="P2">{</text:p>
      <text:p text:style-name="P2"><text:s text:c="4"/>if(top!=-1)</text:p>
      <text:p text:style-name="P2"><text:s text:c="4"/>{</text:p>
      <text:p text:style-name="P2"><text:s text:c="8"/>printf("Deleted element %d\n",stack[top]);</text:p>
      <text:p text:style-name="P2"><text:s text:c="8"/>top=top-1;</text:p>
      <text:p text:style-name="P2"><text:s text:c="4"/>}</text:p>
      <text:p text:style-name="P2"><text:s text:c="4"/>else</text:p>
      <text:p text:style-name="P2"><text:s text:c="8"/>printf("Stack underflow");</text:p>
      <text:p text:style-name="P2">}</text:p>
      <text:p text:style-name="P2">void display()</text:p>
      <text:p text:style-name="P2">{</text:p>
      <text:p text:style-name="P2"><text:s text:c="4"/>int i=top;</text:p>
      <text:p text:style-name="P2"><text:s text:c="4"/>if(top==-1)</text:p>
      <text:p text:style-name="P2"><text:s text:c="8"/>printf("Stack underflow");</text:p>
      <text:p text:style-name="P2"><text:s text:c="4"/>else</text:p>
      <text:p text:style-name="P2"><text:s text:c="4"/>{</text:p>
      <text:p text:style-name="P2"><text:s text:c="8"/>while(i!=-1)</text:p>
      <text:p text:style-name="P2"><text:s text:c="8"/>{</text:p>
      <text:p text:style-name="P2"><text:s text:c="12"/>printf("%d\n",stack[i]);</text:p>
      <text:p text:style-name="P2"><text:s text:c="12"/>i=i-1;</text:p>
      <text:p text:style-name="P2"><text:s text:c="8"/>}</text:p>
      <text:p text:style-name="P2"><text:s text:c="4"/>}</text:p>
      <text:p text:style-name="P2">}</text:p>
      <text:p text:style-name="P2">int main()</text:p>
      <text:p text:style-name="P2">{</text:p>
      <text:p text:style-name="P2"><text:s text:c="4"/>int choice,run=1;</text:p>
      <text:p text:style-name="P2"><text:s text:c="4"/>printf("____STACK____");</text:p>
      <text:p text:style-name="P2"><text:s text:c="4"/>printf("\nEnter the size of the stack : ");</text:p>
      <text:p text:style-name="P2"><text:s text:c="4"/>scanf("%d",&amp;max);</text:p>
      <text:p text:style-name="P2"><text:s text:c="4"/>while(run==1)</text:p>
      <text:p text:style-name="P2"><text:s text:c="4"/>{</text:p>
      <text:p text:style-name="P2"><text:s text:c="8"/>printf("\nOPTIONS\n1.Push\n2.Pop\n3.Display\n4.Stop\n");</text:p>
      <text:p text:style-name="P2"><text:s text:c="8"/>printf("Enter the choice : ");</text:p>
      <text:p text:style-name="P2"><text:s text:c="8"/>scanf("%d",&amp;choice);</text:p>
      <text:p text:style-name="P2"><text:s text:c="8"/>switch(choice)</text:p>
      <text:p text:style-name="P2"><text:soft-page-break/><text:s text:c="8"/>{</text:p>
      <text:p text:style-name="P2"><text:s text:c="12"/>case 1 : push();</text:p>
      <text:p text:style-name="P2"><text:s text:c="20"/>break;</text:p>
      <text:p text:style-name="P2"><text:s text:c="12"/>case 2 : pop();</text:p>
      <text:p text:style-name="P2"><text:s text:c="20"/>break;</text:p>
      <text:p text:style-name="P2"><text:s text:c="12"/>case 3 : display();</text:p>
      <text:p text:style-name="P2"><text:s text:c="20"/>break;</text:p>
      <text:p text:style-name="P2"><text:s text:c="12"/>case 4 : run=0;</text:p>
      <text:p text:style-name="P2"><text:s text:c="20"/>break;</text:p>
      <text:p text:style-name="P2"><text:s text:c="12"/>default : printf("Valid Input !!!");</text:p>
      <text:p text:style-name="P2"><text:s text:c="21"/>break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1">OUTPUT:</text:p>
      <text:p text:style-name="P1"/>
      <text:p text:style-name="P3">____STACK____</text:p>
      <text:p text:style-name="P3">Enter the size of the stack : 5</text:p>
      <text:p text:style-name="P3"/>
      <text:p text:style-name="P3">OPTIONS</text:p>
      <text:p text:style-name="P3">1.Push</text:p>
      <text:p text:style-name="P3">2.Pop</text:p>
      <text:p text:style-name="P3">3.Display</text:p>
      <text:p text:style-name="P3">4.Stop</text:p>
      <text:p text:style-name="P3">Enter the choice : 1</text:p>
      <text:p text:style-name="P3">Enter the element : 1</text:p>
      <text:p text:style-name="P3"/>
      <text:p text:style-name="P3">OPTIONS</text:p>
      <text:p text:style-name="P3">1.Push</text:p>
      <text:p text:style-name="P3">2.Pop</text:p>
      <text:p text:style-name="P3">3.Display</text:p>
      <text:p text:style-name="P3">4.Stop</text:p>
      <text:p text:style-name="P3">Enter the choice : 1</text:p>
      <text:p text:style-name="P3">Enter the element : 2</text:p>
      <text:p text:style-name="P3"/>
      <text:p text:style-name="P3">OPTIONS</text:p>
      <text:p text:style-name="P3">1.Push</text:p>
      <text:p text:style-name="P3">2.Pop</text:p>
      <text:p text:style-name="P3">3.Display</text:p>
      <text:p text:style-name="P3">4.Stop</text:p>
      <text:p text:style-name="P3">Enter the choice : 1</text:p>
      <text:p text:style-name="P3">Enter the element : 3</text:p>
      <text:p text:style-name="P3"/>
      <text:p text:style-name="P3">OPTIONS</text:p>
      <text:p text:style-name="P3">1.Push</text:p>
      <text:p text:style-name="P3">2.Pop</text:p>
      <text:p text:style-name="P3">3.Display</text:p>
      <text:p text:style-name="P3">4.Stop</text:p>
      <text:p text:style-name="P3">Enter the choice : 3</text:p>
      <text:p text:style-name="P3"/>
      <text:p text:style-name="P3"><text:soft-page-break/></text:p>
      <text:p text:style-name="P3">3</text:p>
      <text:p text:style-name="P3">2</text:p>
      <text:p text:style-name="P3">1</text:p>
      <text:p text:style-name="P3"/>
      <text:p text:style-name="P3">OPTIONS</text:p>
      <text:p text:style-name="P3">1.Push</text:p>
      <text:p text:style-name="P3">2.Pop</text:p>
      <text:p text:style-name="P3">3.Display</text:p>
      <text:p text:style-name="P3">4.Stop</text:p>
      <text:p text:style-name="P3">Enter the choice : 2</text:p>
      <text:p text:style-name="P3">Deleted element 3</text:p>
      <text:p text:style-name="P3"/>
      <text:p text:style-name="P3">OPTIONS</text:p>
      <text:p text:style-name="P3">1.Push</text:p>
      <text:p text:style-name="P3">2.Pop</text:p>
      <text:p text:style-name="P3">3.Display</text:p>
      <text:p text:style-name="P3">4.Stop</text:p>
      <text:p text:style-name="P3">Enter the choice : 2</text:p>
      <text:p text:style-name="P3">Deleted element 2</text:p>
      <text:p text:style-name="P3"/>
      <text:p text:style-name="P3">OPTIONS</text:p>
      <text:p text:style-name="P3">1.Push</text:p>
      <text:p text:style-name="P3">2.Pop</text:p>
      <text:p text:style-name="P3">3.Display</text:p>
      <text:p text:style-name="P3">4.Stop</text:p>
      <text:p text:style-name="P3">Enter the choice :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15T19:57:17.567000000</dc:date>
    <meta:editing-duration>PT12M49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3" meta:paragraph-count="119" meta:word-count="216" meta:character-count="1714" meta:non-whitespace-character-count="1212"/>
  </office:meta>
</office:document-meta>
</file>